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DOCTYPE html&gt;</text:p>
      <text:p text:style-name="Standard">&lt;html&gt;</text:p>
      <text:p text:style-name="Standard">&lt;body&gt;</text:p>
      <text:p text:style-name="Standard"/>
      <text:p text:style-name="Standard">&lt;h2&gt;JavaScript Object Constructors&lt;/h2&gt;</text:p>
      <text:p text:style-name="Standard"/>
      <text:p text:style-name="Standard">&lt;p id="demo"&gt;&lt;/p&gt;</text:p>
      <text:p text:style-name="Standard"/>
      <text:p text:style-name="Standard">&lt;script&gt;</text:p>
      <text:p text:style-name="Standard"/>
      <text:p text:style-name="Standard">// Constructor function for Person objects</text:p>
      <text:p text:style-name="Standard">function Person(first, last, age, eye) {</text:p>
      <text:p text:style-name="Standard"><text:s text:c="2"/>this.firstName = first;</text:p>
      <text:p text:style-name="Standard"><text:s text:c="2"/>this.lastName = last;</text:p>
      <text:p text:style-name="Standard"><text:s text:c="2"/>this.age = age;</text:p>
      <text:p text:style-name="Standard"><text:s text:c="2"/>this.eyeColor = eye;</text:p>
      <text:p text:style-name="Standard">}</text:p>
      <text:p text:style-name="Standard"/>
      <text:p text:style-name="Standard">// Create two Person objects</text:p>
      <text:p text:style-name="Standard">var myFather = new Person("John", "Doe", 50, "blue");</text:p>
      <text:p text:style-name="Standard">var myMother = new Person("Sally", "Rally", 48, "green");</text:p>
      <text:p text:style-name="Standard"/>
      <text:p text:style-name="Standard">// Display age</text:p>
      <text:p text:style-name="Standard">document.getElementById("demo").innerHTML =</text:p>
      <text:p text:style-name="Standard">"My father is " + myFather.age + ". My mother is " + myMother.age + "."; </text:p>
      <text:p text:style-name="Standard"/>
      <text:p text:style-name="Standard">&lt;/script&gt;</text:p>
      <text:p text:style-name="Standard"/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5:18:31.247900957</meta:creation-date>
    <dc:date>2019-03-01T15:19:05.004796691</dc:date>
    <meta:editing-duration>PT34S</meta:editing-duration>
    <meta:editing-cycles>1</meta:editing-cycles>
    <meta:document-statistic meta:table-count="0" meta:image-count="0" meta:object-count="0" meta:page-count="1" meta:paragraph-count="22" meta:word-count="80" meta:character-count="552" meta:non-whitespace-character-count="485"/>
    <meta:generator>LibreOffice/6.0.7.3$Linux_X86_64 LibreOffice_project/00m0$Build-3</meta:generator>
  </office:meta>
</office:document-meta>
</file>